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6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fo:min-height="2.75cm"/>
    </style:style>
    <style:style style:name="gr4" style:family="graphic" style:parent-style-name="standard">
      <style:graphic-properties fo:min-height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3.036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2.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2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6.5cm"/>
    </style:style>
    <style:style style:name="gr10" style:family="graphic" style:parent-style-name="standard">
      <style:graphic-properties draw:textarea-horizontal-align="justify" draw:textarea-vertical-align="middle" draw:auto-grow-height="false" fo:min-height="0.528cm" fo:min-width="3.036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4.5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7.5cm"/>
    </style:style>
    <style:style style:name="gr15" style:family="graphic" style:parent-style-name="standard">
      <style:graphic-properties draw:stroke="none" svg:stroke-color="#000000" draw:fill="none" draw:fill-color="#ffffff" fo:min-height="0.39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9.5cm"/>
    </style:style>
    <style:style style:name="gr18" style:family="graphic" style:parent-style-name="standard">
      <style:graphic-properties draw:textarea-horizontal-align="justify" draw:textarea-vertical-align="middle" draw:auto-grow-height="false" fo:min-height="0.458cm" fo:min-width="2.33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8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0.5cm"/>
    </style:style>
    <style:style style:name="gr23" style:family="graphic" style:parent-style-name="standard">
      <style:graphic-properties draw:stroke="none" svg:stroke-color="#000000" draw:fill="none" draw:fill-color="#ffffff" fo:min-height="0.45cm"/>
    </style:style>
    <style:style style:name="gr24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cm" svg:height="7cm" svg:x="6cm" svg:y="3cm">
          <draw:text-box>
            <text:p>MinskoPolje</text:p>
            <text:p><text:line-break/>- int brojRedova</text:p>
            <text:p>- int brojKolona</text:p>
            <text:p>- int brojMina</text:p>
            <text:p>- int brojOtvorenihPolja</text:p>
            <text:p>- StatusIgre status</text:p>
            <text:p>- int[,] matricaMina</text:p>
            <text:p>- bool[,] otvorenoPolje</text:p>
            <text:p/>
            <text:p>+ int BrojRedova</text:p>
            <text:p>+ int BrojKolona</text:p>
            <text:p>+ StatusIgre Status</text:p>
            <text:p>+ MinskoPolje(int iBrojRedova=10, int iBrojKolona=10, int iBrojMina=8)</text:p>
            <text:p>+ Polje PrikaziPolje(int red, int kolona)</text:p>
            <text:p>+ StatusOtvorenoPolje OtvoriPolje(int red, int kolona)</text:p>
          </draw:text-box>
        </draw:frame>
        <draw:line draw:style-name="gr2" draw:text-style-name="P1" draw:layer="layout" svg:x1="6cm" svg:y1="3.7cm" svg:x2="23cm" svg:y2="3.7cm">
          <text:p/>
        </draw:line>
        <draw:line draw:style-name="gr2" draw:text-style-name="P1" draw:layer="layout" svg:x1="6cm" svg:y1="6.8cm" svg:x2="23cm" svg:y2="6.8cm">
          <text:p/>
        </draw:line>
        <draw:frame draw:style-name="gr3" draw:layer="layout" svg:width="9cm" svg:height="3cm" svg:x="10cm" svg:y="11cm">
          <draw:text-box>
            <text:p>StatusIgre</text:p>
            <text:p/>
            <text:p>nijeReseno = 0</text:p>
            <text:p>pobeda = 1</text:p>
            <text:p>poraz = 2</text:p>
          </draw:text-box>
        </draw:frame>
        <draw:frame draw:style-name="gr3" draw:layer="layout" svg:width="9cm" svg:height="3cm" svg:x="10cm" svg:y="14.9cm">
          <draw:text-box>
            <text:p>StatusOtvorenoPolje</text:p>
            <text:p/>
            <text:p>greskaPogresanUnos = -3</text:p>
            <text:p>greskaResenaPartija = -2</text:p>
            <text:p>greskaVecOtvoreno = -1</text:p>
            <text:p>uRedu = 0</text:p>
          </draw:text-box>
        </draw:frame>
        <draw:frame draw:style-name="gr3" draw:layer="layout" svg:width="9cm" svg:height="3cm" svg:x="10cm" svg:y="19cm">
          <draw:text-box>
            <text:p>Polje</text:p>
            <text:p/>
            <text:p>greska = -1</text:p>
            <text:p>/* 0..8 = otvoreno polje bez mine</text:p>
            <text:p>mina = 9</text:p>
            <text:p>nijeOtvoreno = 10</text:p>
          </draw:text-box>
        </draw:frame>
        <draw:line draw:style-name="gr2" draw:text-style-name="P1" draw:layer="layout" svg:x1="10cm" svg:y1="11.7cm" svg:x2="19cm" svg:y2="11.7cm">
          <text:p/>
        </draw:line>
        <draw:line draw:style-name="gr2" draw:text-style-name="P1" draw:layer="layout" svg:x1="10cm" svg:y1="15.6cm" svg:x2="19cm" svg:y2="15.6cm">
          <text:p/>
        </draw:line>
        <draw:line draw:style-name="gr2" draw:text-style-name="P1" draw:layer="layout" svg:x1="10cm" svg:y1="19.7cm" svg:x2="19cm" svg:y2="19.7cm">
          <text:p/>
        </draw:line>
        <draw:frame draw:style-name="gr4" draw:layer="layout" svg:width="9cm" svg:height="2cm" svg:x="10cm" svg:y="23cm">
          <draw:text-box>
            <text:p>Globalne konstante</text:p>
            <text:p/>
            <text:p>const int MAX_REDOVA = 20</text:p>
            <text:p>const int MAX_KOLONA = 35</text:p>
          </draw:text-box>
        </draw:frame>
        <draw:line draw:style-name="gr2" draw:text-style-name="P1" draw:layer="layout" svg:x1="10cm" svg:y1="23.7cm" svg:x2="19cm" svg:y2="23.7cm">
          <text:p/>
        </draw:line>
      </draw:page>
      <draw:page draw:name="page2" draw:style-name="dp1" draw:master-page-name="Default">
        <draw:custom-shape draw:style-name="gr5" draw:text-style-name="P2" xml:id="id1" draw:id="id1" draw:layer="layout" svg:width="5cm" svg:height="1cm" svg:x="12.014cm" svg:y="6cm">
          <text:p text:style-name="P2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13cm" svg:height="1cm" svg:x="8.014cm" svg:y="8cm">
          <text:p text:style-name="P2">Zaštita od pogrešnog ulaza, </text:p>
          <text:p text:style-name="P2">default vrednosti za brojRedova, brojKolona I brojMina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3cm" svg:height="1cm" svg:x="8cm" svg:y="10.019cm">
          <text:p text:style-name="P2">Proslediti vrednosti članovima objekta</text:p>
          <text:p text:style-name="P2">brojRedova, brojKolona I brojMina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13cm" svg:height="1cm" svg:x="8.014cm" svg:y="12cm">
          <text:p text:style-name="P2">Inicijalizacija preostalih članova objekta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3cm" svg:height="2cm" svg:x="8.014cm" svg:y="14cm">
          <text:p text:style-name="P2">Generisanje slučajnih brojeva, postavljanje mina</text:p>
          <text:p text:style-name="P2">U slučaju da se ponovi ista mina, prebaciti je na</text:p>
          <text:p text:style-name="P2">sledeće prazno mesto</text:p>
          <text:p text:style-name="P2">Ovim načinom je skraćeno vreme postavljanja mina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cm" svg:height="1cm" svg:x="12.014cm" svg:y="17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4.514cm" svg:y1="7cm" svg:x2="14.514cm" svg:y2="8cm" draw:start-shape="id1" draw:start-glue-point="8" draw:end-shape="id2" draw:end-glue-point="0" svg:d="M14514 7000v1000" svg:viewBox="0 0 1 1001">
          <text:p/>
        </draw:connector>
        <draw:connector draw:style-name="gr8" draw:text-style-name="P1" draw:layer="layout" draw:type="line" svg:x1="14.514cm" svg:y1="9cm" svg:x2="14.5cm" svg:y2="10.019cm" draw:start-shape="id2" draw:start-glue-point="2" draw:end-shape="id3" draw:end-glue-point="0" svg:d="M14514 9000l-14 1019" svg:viewBox="0 0 15 1020">
          <text:p/>
        </draw:connector>
        <draw:connector draw:style-name="gr8" draw:text-style-name="P1" draw:layer="layout" draw:type="line" svg:x1="14.5cm" svg:y1="11.019cm" svg:x2="14.514cm" svg:y2="12cm" draw:start-shape="id3" draw:start-glue-point="2" draw:end-shape="id4" draw:end-glue-point="0" svg:d="M14500 11019l14 981" svg:viewBox="0 0 15 982">
          <text:p/>
        </draw:connector>
        <draw:connector draw:style-name="gr8" draw:text-style-name="P1" draw:layer="layout" draw:type="line" svg:x1="14.514cm" svg:y1="13cm" svg:x2="14.514cm" svg:y2="14cm" draw:start-shape="id4" draw:start-glue-point="2" draw:end-shape="id5" draw:end-glue-point="0" svg:d="M14514 13000v1000" svg:viewBox="0 0 1 1001">
          <text:p/>
        </draw:connector>
        <draw:connector draw:style-name="gr8" draw:text-style-name="P1" draw:layer="layout" draw:type="line" svg:x1="14.514cm" svg:y1="16cm" svg:x2="14.514cm" svg:y2="17cm" draw:start-shape="id5" draw:start-glue-point="2" draw:end-shape="id6" draw:end-glue-point="4" svg:d="M14514 16000v1000" svg:viewBox="0 0 1 1001">
          <text:p/>
        </draw:connector>
        <draw:custom-shape draw:style-name="gr9" draw:text-style-name="P2" draw:layer="layout" svg:width="17cm" svg:height="1cm" svg:x="6cm" svg:y="3cm">
          <text:p text:style-name="P2">Konstruktor</text:p>
          <text:p text:style-name="P2">MinskoPolje(int iBrojRedova=10, int iBrojKolona=10, int iBrojMina=8)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5cm" svg:height="1.1cm" svg:x="6cm" svg:y="23cm">
          <text:p text:style-name="P2">Int BrojRedo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5cm" svg:height="1cm" svg:x="6cm" svg:y="25cm">
          <text:p text:style-name="P2">Vraća brojRedova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5cm" svg:height="1cm" svg:x="6cm" svg:y="27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8.5cm" svg:y1="24.1cm" svg:x2="8.5cm" svg:y2="25cm" draw:start-shape="id7" draw:start-glue-point="8" draw:end-shape="id8" draw:end-glue-point="0" svg:d="M8500 24100v900" svg:viewBox="0 0 1 901">
          <text:p/>
        </draw:connector>
        <draw:connector draw:style-name="gr8" draw:text-style-name="P1" draw:layer="layout" draw:type="line" svg:x1="8.5cm" svg:y1="26cm" svg:x2="8.5cm" svg:y2="27cm" draw:start-shape="id8" draw:start-glue-point="2" draw:end-shape="id9" draw:end-glue-point="4" svg:d="M8500 26000v1000" svg:viewBox="0 0 1 1001">
          <text:p/>
        </draw:connector>
        <draw:custom-shape draw:style-name="gr10" draw:text-style-name="P2" xml:id="id10" draw:id="id10" draw:layer="layout" svg:width="5cm" svg:height="1.1cm" svg:x="12cm" svg:y="23cm">
          <text:p text:style-name="P2">Int BrojKolo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1" draw:id="id11" draw:layer="layout" svg:width="5cm" svg:height="1cm" svg:x="12cm" svg:y="25cm">
          <text:p text:style-name="P2">Vraća brojBrojKolona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5cm" svg:height="1cm" svg:x="12cm" svg:y="27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4.5cm" svg:y1="24.1cm" svg:x2="14.5cm" svg:y2="25cm" draw:start-shape="id10" draw:start-glue-point="8" draw:end-shape="id11" draw:end-glue-point="0" svg:d="M14500 24100v900" svg:viewBox="0 0 1 901">
          <text:p/>
        </draw:connector>
        <draw:connector draw:style-name="gr8" draw:text-style-name="P1" draw:layer="layout" draw:type="line" svg:x1="14.5cm" svg:y1="26cm" svg:x2="14.5cm" svg:y2="27cm" draw:start-shape="id11" draw:start-glue-point="2" draw:end-shape="id12" draw:end-glue-point="4" svg:d="M14500 26000v1000" svg:viewBox="0 0 1 1001">
          <text:p/>
        </draw:connector>
        <draw:custom-shape draw:style-name="gr10" draw:text-style-name="P2" xml:id="id13" draw:id="id13" draw:layer="layout" svg:width="5cm" svg:height="1.1cm" svg:x="18cm" svg:y="23cm">
          <text:p text:style-name="P2">StatusIgre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4" draw:id="id14" draw:layer="layout" svg:width="5cm" svg:height="1cm" svg:x="18cm" svg:y="25cm">
          <text:p text:style-name="P2">Vraća status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5cm" svg:height="1cm" svg:x="18cm" svg:y="27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0.5cm" svg:y1="24.1cm" svg:x2="20.5cm" svg:y2="25cm" draw:start-shape="id13" draw:start-glue-point="8" draw:end-shape="id14" draw:end-glue-point="0" svg:d="M20500 24100v900" svg:viewBox="0 0 1 901">
          <text:p/>
        </draw:connector>
        <draw:connector draw:style-name="gr8" draw:text-style-name="P1" draw:layer="layout" draw:type="line" svg:x1="20.5cm" svg:y1="26cm" svg:x2="20.5cm" svg:y2="27cm" draw:start-shape="id14" draw:start-glue-point="2" draw:end-shape="id15" draw:end-glue-point="4" svg:d="M20500 26000v1000" svg:viewBox="0 0 1 1001">
          <text:p/>
        </draw:connector>
        <draw:custom-shape draw:style-name="gr11" draw:text-style-name="P2" draw:layer="layout" svg:width="5cm" svg:height="1cm" svg:x="12cm" svg:y="20cm">
          <text:p text:style-name="P2">Geteri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2" draw:layer="layout" svg:width="15cm" svg:height="1cm" svg:x="7cm" svg:y="3cm">
          <text:p text:style-name="P2">Metoda za pristup poljima objekta u svrhu prikaza na ekran</text:p>
          <text:p text:style-name="P2">public Polje PrikažiPolje(int red, int kolona)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5cm" svg:height="1cm" svg:x="4cm" svg:y="6cm">
          <text:p text:style-name="P2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7" draw:id="id17" draw:layer="layout" svg:width="7cm" svg:height="2cm" svg:x="3cm" svg:y="8cm">
          <text:p text:style-name="P2">Pogresan ula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8" draw:id="id18" draw:layer="layout" svg:width="5cm" svg:height="1cm" svg:x="4cm" svg:y="11cm">
          <text:p text:style-name="P2">Vrati grešku</text:p>
          <draw:enhanced-geometry svg:viewBox="0 0 21600 21600" draw:type="rectangle" draw:enhanced-path="M 0 0 L 21600 0 21600 21600 0 21600 0 0 Z N"/>
        </draw:custom-shape>
        <draw:custom-shape draw:style-name="gr13" draw:text-style-name="P2" xml:id="id21" draw:id="id21" draw:layer="layout" svg:width="7cm" svg:height="2cm" svg:x="11cm" svg:y="8cm">
          <text:p text:style-name="P2">Polje je otvore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9" draw:id="id19" draw:layer="layout" svg:width="8cm" svg:height="1cm" svg:x="10.5cm" svg:y="11cm">
          <text:p text:style-name="P2">Prikaži polje</text:p>
          <text:p text:style-name="P2">(Polje)matricaMina[red, kolona]</text:p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5cm" svg:height="1cm" svg:x="20cm" svg:y="11cm">
          <text:p text:style-name="P2">Vrati</text:p>
          <text:p text:style-name="P2">Polje.nijeOtvoreno</text:p>
          <draw:enhanced-geometry svg:viewBox="0 0 21600 21600" draw:type="rectangle" draw:enhanced-path="M 0 0 L 21600 0 21600 21600 0 21600 0 0 Z N"/>
        </draw:custom-shape>
        <draw:custom-shape draw:style-name="gr5" draw:text-style-name="P2" xml:id="id20" draw:id="id20" draw:layer="layout" svg:width="5cm" svg:height="1cm" svg:x="12cm" svg:y="14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5cm" svg:y1="7cm" svg:x2="6.5cm" svg:y2="8cm" draw:start-shape="id16" draw:start-glue-point="8" draw:end-shape="id17" draw:end-glue-point="4" svg:d="M6500 7000v1000" svg:viewBox="0 0 1 1001">
          <text:p/>
        </draw:connector>
        <draw:connector draw:style-name="gr8" draw:text-style-name="P1" draw:layer="layout" draw:type="line" svg:x1="6.5cm" svg:y1="10cm" svg:x2="6.5cm" svg:y2="11cm" draw:start-shape="id17" draw:start-glue-point="6" draw:end-shape="id18" draw:end-glue-point="0" svg:d="M6500 10000v1000" svg:viewBox="0 0 1 1001">
          <text:p/>
        </draw:connector>
        <draw:connector draw:style-name="gr8" draw:text-style-name="P1" xml:id="id23" draw:id="id23" draw:layer="layout" draw:type="line" svg:x1="14.5cm" svg:y1="12cm" svg:x2="14.5cm" svg:y2="14cm" draw:start-shape="id19" draw:start-glue-point="2" draw:end-shape="id20" draw:end-glue-point="4" svg:d="M14500 12000v2000" svg:viewBox="0 0 1 2001">
          <text:p/>
        </draw:connector>
        <draw:connector draw:style-name="gr8" draw:text-style-name="P1" draw:layer="layout" draw:type="line" svg:x1="14.5cm" svg:y1="10cm" svg:x2="14.5cm" svg:y2="11cm" draw:start-shape="id21" draw:start-glue-point="6" draw:end-shape="id19" draw:end-glue-point="0" svg:d="M14500 10000v1000" svg:viewBox="0 0 1 1001">
          <text:p/>
        </draw:connector>
        <draw:connector draw:style-name="gr8" draw:text-style-name="P1" draw:layer="layout" svg:x1="18cm" svg:y1="9cm" svg:x2="22.5cm" svg:y2="11cm" draw:start-shape="id21" draw:start-glue-point="7" draw:end-shape="id22" draw:end-glue-point="0" svg:d="M18000 9000h4500v2000" svg:viewBox="0 0 4501 2001">
          <text:p/>
        </draw:connector>
        <draw:connector draw:style-name="gr8" draw:text-style-name="P1" draw:layer="layout" svg:x1="22.5cm" svg:y1="12cm" svg:x2="14.5cm" svg:y2="13cm" draw:start-shape="id22" draw:start-glue-point="2" draw:end-shape="id23" draw:end-glue-point="0" svg:d="M22500 12000v1000h-8000" svg:viewBox="0 0 8001 1001">
          <text:p/>
        </draw:connector>
        <draw:frame draw:style-name="gr15" draw:text-style-name="P3" draw:layer="layout" svg:width="1.7cm" svg:height="0.64cm" svg:x="10cm" svg:y="8.3cm">
          <draw:text-box>
            <text:p>ne</text:p>
          </draw:text-box>
        </draw:frame>
        <draw:frame draw:style-name="gr15" draw:text-style-name="P3" draw:layer="layout" svg:width="1.7cm" svg:height="0.64cm" svg:x="17.6cm" svg:y="8.3cm">
          <draw:text-box>
            <text:p>ne</text:p>
          </draw:text-box>
        </draw:frame>
        <draw:frame draw:style-name="gr15" draw:text-style-name="P3" draw:layer="layout" svg:width="1.7cm" svg:height="0.64cm" svg:x="13.3cm" svg:y="9.9cm">
          <draw:text-box>
            <text:p>da</text:p>
          </draw:text-box>
        </draw:frame>
        <draw:frame draw:style-name="gr15" draw:text-style-name="P3" draw:layer="layout" svg:width="1.7cm" svg:height="0.64cm" svg:x="5.4cm" svg:y="10cm">
          <draw:text-box>
            <text:p>da</text:p>
          </draw:text-box>
        </draw:frame>
        <draw:connector draw:style-name="gr8" draw:text-style-name="P1" draw:layer="layout" draw:type="line" svg:x1="10cm" svg:y1="9cm" svg:x2="11cm" svg:y2="9cm" draw:start-shape="id17" draw:start-glue-point="7" draw:end-shape="id21" svg:d="M10000 9000h1000" svg:viewBox="0 0 1001 1">
          <text:p/>
        </draw:connector>
        <draw:connector draw:style-name="gr8" draw:text-style-name="P1" draw:layer="layout" svg:x1="6.5cm" svg:y1="12cm" svg:x2="14.5cm" svg:y2="13cm" draw:start-shape="id18" draw:start-glue-point="2" draw:end-shape="id23" draw:end-glue-point="0" svg:d="M6500 12000v1000h8000" svg:viewBox="0 0 8001 1001">
          <text:p/>
        </draw:connector>
      </draw:page>
      <draw:page draw:name="page4" draw:style-name="dp1" draw:master-page-name="Default">
        <draw:custom-shape draw:style-name="gr12" draw:text-style-name="P2" draw:layer="layout" svg:width="15cm" svg:height="1cm" svg:x="7cm" svg:y="3cm">
          <text:p text:style-name="P2">Otvaranje zadatog polja</text:p>
          <text:p text:style-name="P2">public StatusOtvorenoPolje OtvoriPolje(int red, int kolona)</text:p>
          <draw:enhanced-geometry svg:viewBox="0 0 21600 21600" draw:type="rectangle" draw:enhanced-path="M 0 0 L 21600 0 21600 21600 0 21600 0 0 Z N"/>
        </draw:custom-shape>
        <draw:custom-shape draw:style-name="gr16" draw:text-style-name="P2" xml:id="id25" draw:id="id25" draw:layer="layout" svg:width="5cm" svg:height="2cm" svg:x="5cm" svg:y="8cm">
          <text:p text:style-name="P2">Pogrešan ula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24" draw:id="id24" draw:layer="layout" svg:width="5cm" svg:height="1.1cm" svg:x="5cm" svg:y="6cm">
          <text:p text:style-name="P2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6" draw:id="id36" draw:layer="layout" svg:width="10cm" svg:height="1cm" svg:x="11cm" svg:y="8.5cm">
          <text:p text:style-name="P2">Vrati</text:p>
          <text:p text:style-name="P2">StatusOtvorenoPolje.greskaPogresanUnos</text:p>
          <draw:enhanced-geometry svg:viewBox="0 0 21600 21600" draw:type="rectangle" draw:enhanced-path="M 0 0 L 21600 0 21600 21600 0 21600 0 0 Z N"/>
        </draw:custom-shape>
        <draw:custom-shape draw:style-name="gr18" draw:text-style-name="P2" xml:id="id37" draw:id="id37" draw:layer="layout" svg:width="4cm" svg:height="1cm" svg:x="14cm" svg:y="11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6" draw:id="id26" draw:layer="layout" svg:width="6cm" svg:height="2cm" svg:x="4.5cm" svg:y="14cm">
          <text:p text:style-name="P2">Igra nije rešena i</text:p>
          <text:p text:style-name="P2">polje nije otvore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" xml:id="id27" draw:id="id27" draw:layer="layout" svg:width="6cm" svg:height="2cm" svg:x="4.5cm" svg:y="22cm">
          <text:p text:style-name="P2">Otvoreno polje</text:p>
          <text:p text:style-name="P2">je min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" xml:id="id28" draw:id="id28" draw:layer="layout" svg:width="7cm" svg:height="1cm" svg:x="4cm" svg:y="25cm">
          <text:p text:style-name="P2">Prebrojavanje mina</text:p>
          <text:p text:style-name="P2">oko zadatog polja</text:p>
          <draw:enhanced-geometry svg:viewBox="0 0 21600 21600" draw:type="rectangle" draw:enhanced-path="M 0 0 L 21600 0 21600 21600 0 21600 0 0 Z N"/>
        </draw:custom-shape>
        <draw:custom-shape draw:style-name="gr19" draw:text-style-name="P2" xml:id="id29" draw:id="id29" draw:layer="layout" svg:width="6cm" svg:height="2cm" svg:x="4.5cm" svg:y="27cm">
          <text:p text:style-name="P2">Da li su otvorena</text:p>
          <text:p text:style-name="P2">sva polj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31" draw:id="id31" draw:layer="layout" svg:width="9cm" svg:height="1cm" svg:x="3cm" svg:y="33cm">
          <text:p text:style-name="P2">Otvaranje polja oko zadatog polja</text:p>
          <text:p text:style-name="P2">(rekurzivni pozivi metode)</text:p>
          <draw:enhanced-geometry svg:viewBox="0 0 21600 21600" draw:type="rectangle" draw:enhanced-path="M 0 0 L 21600 0 21600 21600 0 21600 0 0 Z N"/>
        </draw:custom-shape>
        <draw:custom-shape draw:style-name="gr14" draw:text-style-name="P2" xml:id="id32" draw:id="id32" draw:layer="layout" svg:width="8cm" svg:height="1cm" svg:x="12cm" svg:y="22.5cm">
          <text:p text:style-name="P2">Poraz</text:p>
          <text:p text:style-name="P2">Vrati StatusOtvorenoPolje.uRedu</text:p>
          <draw:enhanced-geometry svg:viewBox="0 0 21600 21600" draw:type="rectangle" draw:enhanced-path="M 0 0 L 21600 0 21600 21600 0 21600 0 0 Z N"/>
        </draw:custom-shape>
        <draw:custom-shape draw:style-name="gr18" draw:text-style-name="P2" xml:id="id34" draw:id="id34" draw:layer="layout" svg:width="4cm" svg:height="1cm" svg:x="14cm" svg:y="25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3" draw:id="id33" draw:layer="layout" svg:width="8cm" svg:height="1cm" svg:x="12cm" svg:y="27.5cm">
          <text:p text:style-name="P2">Pobeda</text:p>
          <text:p text:style-name="P2">Vrati StatusOtvorenoPolje.uRedu</text:p>
          <draw:enhanced-geometry svg:viewBox="0 0 21600 21600" draw:type="rectangle" draw:enhanced-path="M 0 0 L 21600 0 21600 21600 0 21600 0 0 Z N"/>
        </draw:custom-shape>
        <draw:custom-shape draw:style-name="gr18" draw:text-style-name="P2" xml:id="id35" draw:id="id35" draw:layer="layout" svg:width="4cm" svg:height="1cm" svg:x="14cm" svg:y="30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30" draw:id="id30" draw:layer="layout" svg:width="6cm" svg:height="2cm" svg:x="4.5cm" svg:y="30cm">
          <text:p text:style-name="P2">Nema nijedne mine</text:p>
          <text:p text:style-name="P2">oko zadatog polj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line" svg:x1="7.5cm" svg:y1="7.1cm" svg:x2="7.5cm" svg:y2="8cm" draw:start-shape="id24" draw:start-glue-point="8" draw:end-shape="id25" draw:end-glue-point="4" svg:d="M7500 7100v900" svg:viewBox="0 0 1 901">
          <text:p/>
        </draw:connector>
        <draw:connector draw:style-name="gr8" draw:text-style-name="P1" draw:layer="layout" draw:type="line" svg:x1="7.5cm" svg:y1="10cm" svg:x2="7.5cm" svg:y2="14cm" draw:start-shape="id25" draw:start-glue-point="6" draw:end-shape="id26" draw:end-glue-point="4" svg:d="M7500 10000v4000" svg:viewBox="0 0 1 4001">
          <text:p/>
        </draw:connector>
        <draw:connector draw:style-name="gr8" draw:text-style-name="P1" draw:layer="layout" draw:type="line" svg:x1="7.5cm" svg:y1="16cm" svg:x2="7.5cm" svg:y2="22cm" draw:start-shape="id26" draw:start-glue-point="6" draw:end-shape="id27" draw:end-glue-point="4" svg:d="M7500 16000v6000" svg:viewBox="0 0 1 6001">
          <text:p/>
        </draw:connector>
        <draw:connector draw:style-name="gr8" draw:text-style-name="P1" draw:layer="layout" draw:type="line" svg:x1="7.5cm" svg:y1="24cm" svg:x2="7.5cm" svg:y2="25cm" draw:start-shape="id27" draw:start-glue-point="6" draw:end-shape="id28" draw:end-glue-point="0" svg:d="M7500 24000v1000" svg:viewBox="0 0 1 1001">
          <text:p/>
        </draw:connector>
        <draw:connector draw:style-name="gr8" draw:text-style-name="P1" draw:layer="layout" draw:type="line" svg:x1="7.5cm" svg:y1="26cm" svg:x2="7.5cm" svg:y2="27cm" draw:start-shape="id28" draw:start-glue-point="2" draw:end-shape="id29" draw:end-glue-point="4" svg:d="M7500 26000v1000" svg:viewBox="0 0 1 1001">
          <text:p/>
        </draw:connector>
        <draw:connector draw:style-name="gr8" draw:text-style-name="P1" draw:layer="layout" draw:type="line" svg:x1="7.5cm" svg:y1="29cm" svg:x2="7.5cm" svg:y2="30cm" draw:start-shape="id29" draw:start-glue-point="6" draw:end-shape="id30" draw:end-glue-point="4" svg:d="M7500 29000v1000" svg:viewBox="0 0 1 1001">
          <text:p/>
        </draw:connector>
        <draw:connector draw:style-name="gr8" draw:text-style-name="P1" draw:layer="layout" draw:type="line" svg:x1="7.5cm" svg:y1="32cm" svg:x2="7.5cm" svg:y2="33cm" draw:start-shape="id30" draw:start-glue-point="6" draw:end-shape="id31" draw:end-glue-point="0" svg:d="M7500 32000v1000" svg:viewBox="0 0 1 1001">
          <text:p/>
        </draw:connector>
        <draw:connector draw:style-name="gr8" draw:text-style-name="P1" draw:layer="layout" draw:type="line" svg:x1="10.5cm" svg:y1="23cm" svg:x2="12cm" svg:y2="23cm" draw:start-shape="id27" draw:start-glue-point="7" draw:end-shape="id32" draw:end-glue-point="3" svg:d="M10500 23000h1500" svg:viewBox="0 0 1501 1">
          <text:p/>
        </draw:connector>
        <draw:connector draw:style-name="gr8" draw:text-style-name="P1" draw:layer="layout" draw:type="line" svg:x1="10.5cm" svg:y1="28cm" svg:x2="12cm" svg:y2="28cm" draw:start-shape="id29" draw:start-glue-point="7" draw:end-shape="id33" draw:end-glue-point="3" svg:d="M10500 28000h1500" svg:viewBox="0 0 1501 1">
          <text:p/>
        </draw:connector>
        <draw:connector draw:style-name="gr8" draw:text-style-name="P1" draw:layer="layout" draw:type="line" svg:x1="16cm" svg:y1="23.5cm" svg:x2="16cm" svg:y2="25cm" draw:start-shape="id32" draw:start-glue-point="2" draw:end-shape="id34" draw:end-glue-point="4" svg:d="M16000 23500v1500" svg:viewBox="0 0 1 1501">
          <text:p/>
        </draw:connector>
        <draw:connector draw:style-name="gr8" draw:text-style-name="P1" draw:layer="layout" draw:type="line" svg:x1="16cm" svg:y1="28.5cm" svg:x2="16cm" svg:y2="30cm" draw:start-shape="id33" draw:start-glue-point="2" draw:end-shape="id35" draw:end-glue-point="4" svg:d="M16000 28500v1500" svg:viewBox="0 0 1 1501">
          <text:p/>
        </draw:connector>
        <draw:connector draw:style-name="gr8" draw:text-style-name="P1" draw:layer="layout" draw:type="line" svg:x1="16cm" svg:y1="9.5cm" svg:x2="16cm" svg:y2="11cm" draw:start-shape="id36" draw:start-glue-point="2" draw:end-shape="id37" draw:end-glue-point="4" svg:d="M16000 9500v1500" svg:viewBox="0 0 1 1501">
          <text:p/>
        </draw:connector>
        <draw:connector draw:style-name="gr8" draw:text-style-name="P1" draw:layer="layout" draw:type="line" svg:x1="10cm" svg:y1="9cm" svg:x2="11cm" svg:y2="9cm" draw:start-shape="id25" draw:start-glue-point="7" draw:end-shape="id36" draw:end-glue-point="3" svg:d="M10000 9000h1000" svg:viewBox="0 0 1001 1">
          <text:p/>
        </draw:connector>
        <draw:custom-shape draw:style-name="gr19" draw:text-style-name="P2" xml:id="id38" draw:id="id38" draw:layer="layout" svg:width="6cm" svg:height="2cm" svg:x="13cm" svg:y="14cm">
          <text:p text:style-name="P2">Polje je otvoren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" xml:id="id40" draw:id="id40" draw:layer="layout" svg:width="11cm" svg:height="1cm" svg:x="10.5cm" svg:y="17cm">
          <text:p text:style-name="P2">Vrati StatusOtvorenoPolje.greskaVecOtvoreno</text:p>
          <draw:enhanced-geometry svg:viewBox="0 0 21600 21600" draw:type="rectangle" draw:enhanced-path="M 0 0 L 21600 0 21600 21600 0 21600 0 0 Z N"/>
        </draw:custom-shape>
        <draw:custom-shape draw:style-name="gr22" draw:text-style-name="P2" xml:id="id39" draw:id="id39" draw:layer="layout" svg:width="11cm" svg:height="1cm" svg:x="17cm" svg:y="19cm">
          <text:p text:style-name="P2">Vrati StatusOtvorenoPolje.greskaResenaPartija</text:p>
          <draw:enhanced-geometry svg:viewBox="0 0 21600 21600" draw:type="rectangle" draw:enhanced-path="M 0 0 L 21600 0 21600 21600 0 21600 0 0 Z N"/>
        </draw:custom-shape>
        <draw:custom-shape draw:style-name="gr18" draw:text-style-name="P2" xml:id="id41" draw:id="id41" draw:layer="layout" svg:width="4cm" svg:height="1cm" svg:x="20.5cm" svg:y="22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9cm" svg:y1="15cm" svg:x2="22.5cm" svg:y2="19cm" draw:start-shape="id38" draw:start-glue-point="7" draw:end-shape="id39" draw:end-glue-point="0" svg:d="M19000 15000h3500v4000" svg:viewBox="0 0 3501 4001">
          <text:p/>
        </draw:connector>
        <draw:connector draw:style-name="gr8" draw:text-style-name="P1" draw:layer="layout" draw:type="line" svg:x1="10.5cm" svg:y1="15cm" svg:x2="13cm" svg:y2="15cm" draw:start-shape="id26" draw:start-glue-point="7" draw:end-shape="id38" draw:end-glue-point="5" svg:d="M10500 15000h2500" svg:viewBox="0 0 2501 1">
          <text:p/>
        </draw:connector>
        <draw:connector draw:style-name="gr8" draw:text-style-name="P1" draw:layer="layout" draw:type="line" svg:x1="16cm" svg:y1="16cm" svg:x2="16cm" svg:y2="17cm" draw:start-shape="id38" draw:start-glue-point="6" draw:end-shape="id40" svg:d="M16000 16000v1000" svg:viewBox="0 0 1 1001">
          <text:p/>
        </draw:connector>
        <draw:connector draw:style-name="gr8" draw:text-style-name="P1" xml:id="id42" draw:id="id42" draw:layer="layout" draw:type="line" svg:x1="22.5cm" svg:y1="20cm" svg:x2="22.5cm" svg:y2="22cm" draw:start-shape="id39" draw:start-glue-point="2" draw:end-shape="id41" draw:end-glue-point="4" svg:d="M22500 20000v2000" svg:viewBox="0 0 1 2001">
          <text:p/>
        </draw:connector>
        <draw:connector draw:style-name="gr8" draw:text-style-name="P1" draw:layer="layout" draw:line-skew="2cm" svg:x1="16cm" svg:y1="18cm" svg:x2="22.5cm" svg:y2="21cm" draw:start-shape="id40" draw:start-glue-point="2" draw:end-shape="id42" draw:end-glue-point="0" svg:d="M16000 18000v3000h6500" svg:viewBox="0 0 6501 3001">
          <text:p/>
        </draw:connector>
        <draw:custom-shape draw:style-name="gr21" draw:text-style-name="P2" xml:id="id43" draw:id="id43" draw:layer="layout" svg:width="9cm" svg:height="1cm" svg:x="3cm" svg:y="36cm">
          <text:p text:style-name="P2">Vrati StatusOtvorenoPolje.uRedu</text:p>
          <draw:enhanced-geometry svg:viewBox="0 0 21600 21600" draw:type="rectangle" draw:enhanced-path="M 0 0 L 21600 0 21600 21600 0 21600 0 0 Z N"/>
        </draw:custom-shape>
        <draw:custom-shape draw:style-name="gr18" draw:text-style-name="P2" xml:id="id44" draw:id="id44" draw:layer="layout" svg:width="4cm" svg:height="1cm" svg:x="5.5cm" svg:y="38cm">
          <text:p text:style-name="P2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xml:id="id45" draw:id="id45" draw:layer="layout" draw:type="line" svg:x1="7.5cm" svg:y1="34cm" svg:x2="7.5cm" svg:y2="36cm" draw:start-shape="id31" draw:start-glue-point="2" draw:end-shape="id43" draw:end-glue-point="0" svg:d="M7500 34000v2000" svg:viewBox="0 0 1 2001">
          <text:p/>
        </draw:connector>
        <draw:connector draw:style-name="gr8" draw:text-style-name="P1" draw:layer="layout" draw:type="line" svg:x1="7.5cm" svg:y1="37cm" svg:x2="7.5cm" svg:y2="38cm" draw:start-shape="id43" draw:start-glue-point="2" draw:end-shape="id44" draw:end-glue-point="4" svg:d="M7500 37000v1000" svg:viewBox="0 0 1 1001">
          <text:p/>
        </draw:connector>
        <draw:connector draw:style-name="gr8" draw:text-style-name="P1" draw:layer="layout" draw:line-skew="1.998cm" svg:x1="10.5cm" svg:y1="31cm" svg:x2="7.5cm" svg:y2="35cm" draw:start-shape="id30" draw:start-glue-point="7" draw:end-shape="id45" draw:end-glue-point="0" svg:d="M10500 31000h2500v4000h-5500" svg:viewBox="0 0 5501 4001">
          <text:p/>
        </draw:connector>
        <draw:frame draw:style-name="gr23" draw:text-style-name="P3" draw:layer="layout" svg:width="1.5cm" svg:height="0.7cm" svg:x="9.6cm" svg:y="8.3cm">
          <draw:text-box>
            <text:p>da</text:p>
          </draw:text-box>
        </draw:frame>
        <draw:frame draw:style-name="gr23" draw:text-style-name="P3" draw:layer="layout" svg:width="1.9cm" svg:height="0.7cm" svg:x="6.5cm" svg:y="10cm">
          <draw:text-box>
            <text:p>ne</text:p>
          </draw:text-box>
        </draw:frame>
        <draw:frame draw:style-name="gr23" draw:text-style-name="P3" draw:layer="layout" svg:width="1.9cm" svg:height="0.7cm" svg:x="10.3cm" svg:y="14.4cm">
          <draw:text-box>
            <text:p>ne</text:p>
          </draw:text-box>
        </draw:frame>
        <draw:frame draw:style-name="gr23" draw:text-style-name="P3" draw:layer="layout" svg:width="1.9cm" svg:height="0.7cm" svg:x="6.5cm" svg:y="24cm">
          <draw:text-box>
            <text:p>ne</text:p>
          </draw:text-box>
        </draw:frame>
        <draw:frame draw:style-name="gr23" draw:text-style-name="P3" draw:layer="layout" svg:width="1.9cm" svg:height="0.7cm" svg:x="6.5cm" svg:y="29cm">
          <draw:text-box>
            <text:p>ne</text:p>
          </draw:text-box>
        </draw:frame>
        <draw:frame draw:style-name="gr23" draw:text-style-name="P3" draw:layer="layout" svg:width="1.9cm" svg:height="0.7cm" svg:x="10.2cm" svg:y="30.4cm">
          <draw:text-box>
            <text:p>ne</text:p>
          </draw:text-box>
        </draw:frame>
        <draw:frame draw:style-name="gr23" draw:text-style-name="P3" draw:layer="layout" svg:width="1.9cm" svg:height="0.7cm" svg:x="18.9cm" svg:y="14.5cm">
          <draw:text-box>
            <text:p>ne</text:p>
          </draw:text-box>
        </draw:frame>
        <draw:frame draw:style-name="gr24" draw:text-style-name="P3" draw:layer="layout" svg:width="1.5cm" svg:height="0.64cm" svg:x="15cm" svg:y="16.06cm">
          <draw:text-box>
            <text:p>da</text:p>
          </draw:text-box>
        </draw:frame>
        <draw:frame draw:style-name="gr23" draw:text-style-name="P3" draw:layer="layout" svg:width="1.5cm" svg:height="0.7cm" svg:x="10.2cm" svg:y="22.4cm">
          <draw:text-box>
            <text:p>da</text:p>
          </draw:text-box>
        </draw:frame>
        <draw:frame draw:style-name="gr23" draw:text-style-name="P3" draw:layer="layout" svg:width="1.5cm" svg:height="0.7cm" svg:x="10.2cm" svg:y="27.4cm">
          <draw:text-box>
            <text:p>da</text:p>
          </draw:text-box>
        </draw:frame>
        <draw:frame draw:style-name="gr23" draw:text-style-name="P3" draw:layer="layout" svg:width="1.5cm" svg:height="0.7cm" svg:x="6.5cm" svg:y="31.9cm">
          <draw:text-box>
            <text:p>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ucida Console" fo:font-family="'Lucida Console'" style:font-style-name="Regular" style:font-family-generic="modern" style:font-pitch="fixed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26T13:01:29.475000000</dc:date>
    <meta:editing-duration>PT43M19S</meta:editing-duration>
    <meta:editing-cycles>11</meta:editing-cycles>
    <meta:document-statistic meta:object-count="112"/>
  </office:meta>
</office:document-meta>
</file>